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a7ab6" officeooo:paragraph-rsid="000a7ab6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a7afb" officeooo:paragraph-rsid="000a7afb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b7b00" officeooo:paragraph-rsid="000b7b00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color="#c5000b" fo:font-size="12pt" officeooo:rsid="000a7afb" officeooo:paragraph-rsid="000a7afb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a7ab6" officeooo:paragraph-rsid="000a7ab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a7afb" officeooo:paragraph-rsid="000a7afb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b7b00" officeooo:paragraph-rsid="000b7b0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2pt" fo:font-weight="normal" officeooo:rsid="000b7b00" officeooo:paragraph-rsid="000b7b0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italic" fo:font-weight="normal" officeooo:rsid="000a7afb" officeooo:paragraph-rsid="000a7afb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bf45c" officeooo:paragraph-rsid="000bf45c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c5000b" fo:font-size="12pt" fo:font-weight="normal" officeooo:rsid="000a7afb" officeooo:paragraph-rsid="000a7afb" style:font-size-asian="10.5pt" style:font-weight-asian="normal" style:font-size-complex="12pt" style:font-weight-complex="normal"/>
    </style:style>
    <style:style style:name="T1" style:family="text">
      <style:text-properties officeooo:rsid="0009dc0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7afb" style:font-weight-asian="bold" style:font-weight-complex="bold"/>
    </style:style>
    <style:style style:name="T4" style:family="text">
      <style:text-properties fo:font-weight="bold" officeooo:rsid="000bf45c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a7afb" style:font-weight-asian="normal" style:font-weight-complex="normal"/>
    </style:style>
    <style:style style:name="T7" style:family="text">
      <style:text-properties officeooo:rsid="000bf4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<text:span text:style-name="T1">TILISATION de PICO pour la SYNTHESE VOCALE sur le RPi3</text:span></text:p>
      <text:p text:style-name="P2"/>
      <text:p text:style-name="P3">1°- Installer <text:span text:style-name="T2">sox</text:span> :</text:p>
      <text:p text:style-name="P3"/>
      <text:p text:style-name="P3"><text:tab/>* Dans le Terminal du RPi3 taper <text:span text:style-name="T2">sudo apt-get install sox</text:span></text:p>
      <text:p text:style-name="P3"/>
      <text:p text:style-name="P7">2°- Installer Pico :</text:p>
      <text:p text:style-name="P3"/>
      <text:p text:style-name="P3"><text:span text:style-name="T5"><text:tab/>* </text:span><text:span text:style-name="T6">Dans le gestionnaire de paquets Synaptic j'ai trouvé </text:span><text:span text:style-name="T3">libttspico-utils </text:span><text:span text:style-name="T6">déjà installé.</text:span></text:p>
      <text:p text:style-name="P3"/>
      <text:p text:style-name="P8">Quand vous allez dans les propriétés de ce paquet il est dit :</text:p>
      <text:p text:style-name="P4"/>
      <text:p text:style-name="P11">The svox Pico engine is a software speech synthesizer for German, English ( GB and US ), Spanish, French and Italian.</text:p>
      <text:p text:style-name="P3"/>
      <text:p text:style-name="P4"><text:span text:style-name="T5">3°- J'ai inséré le scrip en bash suivant écrit par Nicolas  dans un fichier </text:span><text:span text:style-name="T2">lyrics</text:span><text:span text:style-name="T5"> placé dans le dossier </text:span><text:span text:style-name="T2">Music </text:span><text:span text:style-name="T5">du RPi3</text:span></text:p>
      <text:p text:style-name="P4"/>
      <text:p text:style-name="P13">#!/bin/bash </text:p>
      <text:p text:style-name="P6"/>
      <text:p text:style-name="P13">var="$*"</text:p>
      <text:p text:style-name="P13">echo $var</text:p>
      <text:p text:style-name="P6"/>
      <text:p text:style-name="P13">pico2wave -l=fr-FR -w=.fichier.wav "$var" &amp;&amp; play .fichier.wav</text:p>
      <text:p text:style-name="P13">rm /home/pi/.fichier.wav</text:p>
      <text:p text:style-name="P4"/>
      <text:p text:style-name="P8">4°- Dans le Terminal du RPi3 je tape les cdes suivantes :</text:p>
      <text:p text:style-name="P4"/>
      <text:p text:style-name="P8"><text:tab/>a- sudo cp /home/pi/Music/lyrics /bin</text:p>
      <text:p text:style-name="P8"><text:tab/>b- sudo chmod 777 /bin/lyrics</text:p>
      <text:p text:style-name="P4"/>
      <text:p text:style-name="P8">Puis après avoir mis en service votre émission son sur le RPi3 taper la cde suivante dans le Terminal :</text:p>
      <text:p text:style-name="P8"><text:tab/></text:p>
      <text:p text:style-name="P8"><text:tab/>c- lyrics « Ceci est un son généré par Pico »</text:p>
      <text:p text:style-name="P8"/>
      <text:p text:style-name="P8">«  <text:span text:style-name="T7">Ceci est un son généré par Pico » est appellé « argument ». L'argument peut-être n'importe quelle phrase.</text:span></text:p>
      <text:p text:style-name="P8"/>
      <text:p text:style-name="P12">Information :</text:p>
      <text:p text:style-name="P4"/>
      <text:p text:style-name="P9">Il est possible de trouver dans un Carrefour Market des mini HP Bluetooth <text:s/>( vue par Patrick Pastor ) marque BLUESKY <text:span text:style-name="T7">coût : </text:span><text:span text:style-name="T4">6,90 €</text:span></text:p>
      <text:p text:style-name="P9">- Sortie audio 1x1,5w RMS</text:p>
      <text:p text:style-name="P9">- Alimentation 5vcc 500mA</text:p>
      <text:p text:style-name="P9">- Batterie 3,7vcc 250mAh Lithium-ion</text:p>
      <text:p text:style-name="P9">- Autonomie jusqu'à 3,5h</text:p>
      <text:p text:style-name="P9">- Temps de recharge minimum 2h environ ( port USB de votre ordinateur )</text:p>
      <text:p text:style-name="P9">-Portée du Bluetooh jusqu'à 9,7 m</text:p>
      <text:p text:style-name="P9">- Entrée filaire AUX 3,5 mm</text:p>
      <text:p text:style-name="P5"/>
      <text:p text:style-name="P9">Il doit être possible de trouver l'équivalent dans d'autres magasins.</text:p>
      <text:p text:style-name="P5"><text:soft-page-break/></text:p>
      <text:p text:style-name="P10">=-=-=-=-=-=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py56 </meta:initial-creator>
    <meta:creation-date>2017-05-02T13:42:39.166959932</meta:creation-date>
    <dc:date>2017-05-02T14:30:14.763309215</dc:date>
    <dc:creator>papy56 </dc:creator>
    <meta:editing-duration>PT33M58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2" meta:paragraph-count="31" meta:word-count="264" meta:character-count="1498" meta:non-whitespace-character-count="1254"/>
  </office:meta>
</office:document-meta>
</file>